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paragraph-rsid="000d6f03"/>
    </style:style>
    <style:style style:name="P2" style:family="paragraph" style:parent-style-name="Standard">
      <style:text-properties officeooo:rsid="000d6f03" officeooo:paragraph-rsid="000d6f03"/>
    </style:style>
    <style:style style:name="T1" style:family="text">
      <style:text-properties officeooo:rsid="000d6f03"/>
    </style:style>
    <style:style style:name="T2" style:family="text">
      <style:text-properties style:text-position="super 58%"/>
    </style:style>
    <style:style style:name="T3" style:family="text">
      <style:text-properties officeooo:rsid="000dd4b1"/>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ject1" text:anchor-type="paragraph" svg:x="0.0134in" svg:y="0.0354in" svg:width="4.9402in" svg:height="1.0752in" draw:z-index="1"><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draw:frame draw:style-name="fr1" draw:name="Object3" text:anchor-type="paragraph" svg:x="0.0134in" svg:y="0.1in" svg:width="6.2992in" svg:height="3.5429in" draw:z-index="0"><draw:object xlink:href="./Object 3" xlink:type="simple" xlink:show="embed" xlink:actuate="onLoad"/><draw:image xlink:href="./ObjectReplacements/Object 3" xlink:type="simple" xlink:show="embed" xlink:actuate="onLoad"/></draw:frame></text:p>
      <text:p text:style-name="P2">Least Recently Used is an algorithm that replaces the page that was used longest ago. 2<text:span text:style-name="T2">Nd</text:span>-Chance is like First-In-First-Out. However, it improves upon it by giving priority to pages that are used more often. Least Frequently replaces the page that was used least while in the page table. However, this is not very good because pages that have been in the page table for a long time tend to stay there even if they aren't being used any more. Not Frequently Used is my 4<text:span text:style-name="T2">th</text:span> custom algorithm that improves upon this by only updating the counter variable for pages on page fault. This dampens the effects of a small set of pages being run locally a bunch of times which would normally rack up a high page count and thus not be removed. However, for NRU this dampens the effect so it prioritizes pages used often over a long time rather than pages used often in a small locality of time. This can be a better algorithm for many programs, and our sample data shows overall lower page faults. However, this is still nowhere near as good as LRU or 2<text:span text:style-name="T2">nd</text:span>-Chance. Both LFU and NFU can be improved by slowly decrementing its counter value over time, thus kicking out old pages that haven't been used recently. This would free up more space for more of the newer pages. 2nd-Chance could be improved by converting it to the clock algorithm to be a more efficient implementation. LRU must either maintain a sorted page table or search through the entire page table upon each page lookup. This is not very efficient. <text:span text:style-name="T3">A possible way to make this more efficient is to accept a not perfectly sorted page table and instead only sort the pages on page faults with a reference bit to keep track of which things were used. Assuming page faults are infrequent, this could save a lot of work with only a small potential increase in page faul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d6f03"/>
    </style:style>
    <style:style style:name="MT1" style:family="text">
      <style:text-properties officeooo:rsid="000d6f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Nicholas Fong</text:span></text:p>
        <text:p text:style-name="MP1"><text:tab/><text:span text:style-name="MT1">Assignment 3 Write Up</text:span><text:tab/><text:span text:style-name="MT1">COEN 17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6:49:11.026429847</meta:creation-date>
    <dc:date>2016-11-09T17:07:51.839720600</dc:date>
    <meta:editing-duration>PT2M50S</meta:editing-duration>
    <meta:editing-cycles>1</meta:editing-cycles>
    <meta:document-statistic meta:table-count="0" meta:image-count="0" meta:object-count="2" meta:page-count="1" meta:paragraph-count="3" meta:word-count="336" meta:character-count="1864" meta:non-whitespace-character-count="1528"/>
    <meta:generator>LibreOffice/4.3.7.2$Linux_X86_64 LibreOffice_project/43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3846in"/>
    </style:style>
    <style:style style:name="co2" style:family="table-column">
      <style:table-column-properties fo:break-before="auto" style:column-width="0.889in"/>
    </style:style>
    <style:style style:name="ro1" style:family="table-row">
      <style:table-row-properties style:row-height="0.1862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style:style style:name="T2" style:family="text">
      <style:text-properties style:text-position="super"/>
    </style:style>
  </office:automatic-styles>
  <office:body>
    <office:spreadsheet>
      <table:table table:name="Sheet1" table:style-name="ta1">
        <table:table-column table:style-name="co1" table:default-cell-style-name="Default"/>
        <table:table-column table:style-name="co2" table:number-columns-repeated="4" table:default-cell-style-name="Default"/>
        <table:table-row table:style-name="ro1">
          <table:table-cell office:value-type="string" calcext:value-type="string">
            <text:p>Pages in Page Table</text:p>
          </table:table-cell>
          <table:table-cell office:value-type="string" calcext:value-type="string">
            <text:p>LRU</text:p>
          </table:table-cell>
          <table:table-cell office:value-type="string" calcext:value-type="string">
            <text:p>2<text:span text:style-name="T2">nd</text:span>-Chance</text:p>
          </table:table-cell>
          <table:table-cell office:value-type="string" calcext:value-type="string">
            <text:p>LFU</text:p>
          </table:table-cell>
          <table:table-cell office:value-type="string" calcext:value-type="string">
            <text:p>NFU</text:p>
          </table:table-cell>
        </table:table-row>
        <table:table-row table:style-name="ro2">
          <table:table-cell office:value-type="float" office:value="10" calcext:value-type="float">
            <text:p>10</text:p>
          </table:table-cell>
          <table:table-cell office:value-type="float" office:value="4208" calcext:value-type="float">
            <text:p>4208</text:p>
          </table:table-cell>
          <table:table-cell office:value-type="float" office:value="4207" calcext:value-type="float">
            <text:p>4207</text:p>
          </table:table-cell>
          <table:table-cell office:value-type="float" office:value="7932" calcext:value-type="float">
            <text:p>7932</text:p>
          </table:table-cell>
          <table:table-cell office:value-type="float" office:value="7935" calcext:value-type="float">
            <text:p>7935</text:p>
          </table:table-cell>
        </table:table-row>
        <table:table-row table:style-name="ro2">
          <table:table-cell office:value-type="float" office:value="50" calcext:value-type="float">
            <text:p>50</text:p>
          </table:table-cell>
          <table:table-cell office:value-type="float" office:value="3848" calcext:value-type="float">
            <text:p>3848</text:p>
          </table:table-cell>
          <table:table-cell office:value-type="float" office:value="3856" calcext:value-type="float">
            <text:p>3856</text:p>
          </table:table-cell>
          <table:table-cell office:value-type="float" office:value="7537" calcext:value-type="float">
            <text:p>7537</text:p>
          </table:table-cell>
          <table:table-cell office:value-type="float" office:value="7441" calcext:value-type="float">
            <text:p>7441</text:p>
          </table:table-cell>
        </table:table-row>
        <table:table-row table:style-name="ro2">
          <table:table-cell office:value-type="float" office:value="100" calcext:value-type="float">
            <text:p>100</text:p>
          </table:table-cell>
          <table:table-cell office:value-type="float" office:value="3667" calcext:value-type="float">
            <text:p>3667</text:p>
          </table:table-cell>
          <table:table-cell office:value-type="float" office:value="3674" calcext:value-type="float">
            <text:p>3674</text:p>
          </table:table-cell>
          <table:table-cell office:value-type="float" office:value="7062" calcext:value-type="float">
            <text:p>7062</text:p>
          </table:table-cell>
          <table:table-cell office:value-type="float" office:value="7007" calcext:value-type="float">
            <text:p>7007</text:p>
          </table:table-cell>
        </table:table-row>
        <table:table-row table:style-name="ro2">
          <table:table-cell office:value-type="float" office:value="250" calcext:value-type="float">
            <text:p>250</text:p>
          </table:table-cell>
          <table:table-cell office:value-type="float" office:value="3028" calcext:value-type="float">
            <text:p>3028</text:p>
          </table:table-cell>
          <table:table-cell office:value-type="float" office:value="3032" calcext:value-type="float">
            <text:p>3032</text:p>
          </table:table-cell>
          <table:table-cell office:value-type="float" office:value="5953" calcext:value-type="float">
            <text:p>5953</text:p>
          </table:table-cell>
          <table:table-cell office:value-type="float" office:value="5809" calcext:value-type="float">
            <text:p>5809</text:p>
          </table:table-cell>
        </table:table-row>
        <table:table-row table:style-name="ro2">
          <table:table-cell office:value-type="float" office:value="500" calcext:value-type="float">
            <text:p>500</text:p>
          </table:table-cell>
          <table:table-cell office:value-type="float" office:value="2589" calcext:value-type="float">
            <text:p>2589</text:p>
          </table:table-cell>
          <table:table-cell office:value-type="float" office:value="2597" calcext:value-type="float">
            <text:p>2597</text:p>
          </table:table-cell>
          <table:table-cell office:value-type="float" office:value="4270" calcext:value-type="float">
            <text:p>4270</text:p>
          </table:table-cell>
          <table:table-cell office:value-type="float" office:value="4177" calcext:value-type="float">
            <text:p>41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16:55:05.6364043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9"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3.749cm" svg:y="0.315cm" chart:style-name="ch2">
          <text:p>Algorithm page faults vs page table size</text:p>
        </chart:title>
        <chart:legend chart:legend-position="end" svg:x="13.286cm" svg:y="3.453cm" style:legend-expansion="high" chart:style-name="ch3"/>
        <chart:plot-area chart:style-name="ch4" chart:data-source-has-labels="both" svg:x="1.33cm" svg:y="1.273cm" svg:width="11.637cm" svg:height="6.566cm">
          <chartooo:coordinate-region svg:x="2.428cm" svg:y="1.472cm" svg:width="10.539cm" svg:height="5.72cm"/>
          <chart:axis chart:dimension="x" chart:name="primary-x" chart:style-name="ch5" chartooo:axis-type="auto">
            <chartooo:date-scale/>
            <chart:title svg:x="5.636cm" svg:y="8.018cm" chart:style-name="ch6">
              <text:p>Pages in Page Table</text:p>
            </chart:title>
            <chart:categories table:cell-range-address="local-table.$A$2:.$A$6"/>
            <chart:grid chart:style-name="ch7" chart:class="major"/>
            <chart:grid chart:style-name="ch7" chart:class="minor"/>
          </chart:axis>
          <chart:axis chart:dimension="x" chart:name="secondary-x" chart:style-name="ch8"/>
          <chart:axis chart:dimension="y" chart:name="primary-y" chart:style-name="ch9">
            <chart:title svg:x="0.451cm" svg:y="5.473cm" chart:style-name="ch10">
              <text:p>Page Faults</text:p>
            </chart:title>
            <chart:grid chart:style-name="ch7"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series chart:style-name="ch13" chart:values-cell-range-address="local-table.$D$2:.$D$6" chart:label-cell-address="local-table.$D$1" chart:class="chart:bar">
            <chart:data-point chart:repeated="5"/>
          </chart:series>
          <chart:series chart:style-name="ch14" chart:values-cell-range-address="local-table.$E$2:.$E$6" chart:label-cell-address="local-table.$E$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RU</text:p>
              </table:table-cell>
              <table:table-cell office:value-type="string">
                <text:p>2nd-Chance</text:p>
              </table:table-cell>
              <table:table-cell office:value-type="string">
                <text:p>LFU</text:p>
              </table:table-cell>
              <table:table-cell office:value-type="string">
                <text:p>NFU</text:p>
              </table:table-cell>
            </table:table-row>
          </table:table-header-rows>
          <table:table-rows>
            <table:table-row>
              <table:table-cell office:value-type="float" office:value="10">
                <text:p>10</text:p>
              </table:table-cell>
              <table:table-cell office:value-type="float" office:value="4208">
                <text:p>4208</text:p>
              </table:table-cell>
              <table:table-cell office:value-type="float" office:value="4207">
                <text:p>4207</text:p>
              </table:table-cell>
              <table:table-cell office:value-type="float" office:value="7932">
                <text:p>7932</text:p>
              </table:table-cell>
              <table:table-cell office:value-type="float" office:value="7935">
                <text:p>7935</text:p>
              </table:table-cell>
            </table:table-row>
            <table:table-row>
              <table:table-cell office:value-type="float" office:value="50">
                <text:p>50</text:p>
              </table:table-cell>
              <table:table-cell office:value-type="float" office:value="3848">
                <text:p>3848</text:p>
              </table:table-cell>
              <table:table-cell office:value-type="float" office:value="3856">
                <text:p>3856</text:p>
              </table:table-cell>
              <table:table-cell office:value-type="float" office:value="7537">
                <text:p>7537</text:p>
              </table:table-cell>
              <table:table-cell office:value-type="float" office:value="7441">
                <text:p>7441</text:p>
              </table:table-cell>
            </table:table-row>
            <table:table-row>
              <table:table-cell office:value-type="float" office:value="100">
                <text:p>100</text:p>
              </table:table-cell>
              <table:table-cell office:value-type="float" office:value="3667">
                <text:p>3667</text:p>
              </table:table-cell>
              <table:table-cell office:value-type="float" office:value="3674">
                <text:p>3674</text:p>
              </table:table-cell>
              <table:table-cell office:value-type="float" office:value="7062">
                <text:p>7062</text:p>
              </table:table-cell>
              <table:table-cell office:value-type="float" office:value="7007">
                <text:p>7007</text:p>
              </table:table-cell>
            </table:table-row>
            <table:table-row>
              <table:table-cell office:value-type="float" office:value="250">
                <text:p>250</text:p>
              </table:table-cell>
              <table:table-cell office:value-type="float" office:value="3028">
                <text:p>3028</text:p>
              </table:table-cell>
              <table:table-cell office:value-type="float" office:value="3032">
                <text:p>3032</text:p>
              </table:table-cell>
              <table:table-cell office:value-type="float" office:value="5953">
                <text:p>5953</text:p>
              </table:table-cell>
              <table:table-cell office:value-type="float" office:value="5809">
                <text:p>5809</text:p>
              </table:table-cell>
            </table:table-row>
            <table:table-row>
              <table:table-cell office:value-type="float" office:value="500">
                <text:p>500</text:p>
              </table:table-cell>
              <table:table-cell office:value-type="float" office:value="2589">
                <text:p>2589</text:p>
              </table:table-cell>
              <table:table-cell office:value-type="float" office:value="2597">
                <text:p>2597</text:p>
              </table:table-cell>
              <table:table-cell office:value-type="float" office:value="4270">
                <text:p>4270</text:p>
              </table:table-cell>
              <table:table-cell office:value-type="float" office:value="4177">
                <text:p>41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